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1" style:family="table">
      <style:table-properties style:width="6.5in" fo:margin-left="0.0007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P1" style:family="paragraph" style:parent-style-name="Standard">
      <style:paragraph-properties fo:margin-top="0in" fo:margin-bottom="0.028in" style:contextual-spacing="false" fo:text-align="center" style:justify-single-word="false"/>
      <style:text-properties fo:color="#1a1b26" loext:opacity="100%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in" fo:margin-bottom="0.028in" style:contextual-spacing="false" fo:text-align="center" style:justify-single-word="false"/>
      <style:text-properties fo:color="#d41b2c" loext:opacity="100%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in" fo:margin-bottom="0.0835in" style:contextual-spacing="false" fo:text-align="center" style:justify-single-word="false"/>
      <style:text-properties fo:color="#64748b" loext:opacity="100%" fo:font-size="8.5pt" style:font-size-asian="8.5pt" style:font-size-complex="8.5pt"/>
    </style:style>
    <style:style style:name="P4" style:family="paragraph" style:parent-style-name="Standard">
      <style:paragraph-properties fo:margin-top="0in" fo:margin-bottom="0.0417in" style:contextual-spacing="false"/>
      <style:text-properties fo:color="#475569" loext:opacity="100%" fo:font-size="10pt" style:font-size-asian="10pt" style:font-size-complex="10pt"/>
    </style:style>
    <style:style style:name="P5" style:family="paragraph" style:parent-style-name="Standard">
      <style:paragraph-properties fo:margin-top="0in" fo:margin-bottom="0.0417in" style:contextual-spacing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.0138in" fo:margin-bottom="0.0138in" style:contextual-spacing="false"/>
      <style:text-properties fo:color="#c8d3f5" loext:opacity="100%" style:font-name="Consolas" fo:font-size="9pt" style:font-name-asian="Consolas1" style:font-size-asian="9pt" style:font-name-complex="Consolas1" style:font-size-complex="9pt"/>
    </style:style>
    <style:style style:name="P7" style:family="paragraph" style:parent-style-name="Standard">
      <style:paragraph-properties fo:margin-top="0.139in" fo:margin-bottom="0in" style:contextual-spacing="false"/>
    </style:style>
    <style:style style:name="P8" style:family="paragraph" style:parent-style-name="Standard">
      <style:paragraph-properties fo:margin-top="0in" fo:margin-bottom="0.0417in" style:contextual-spacing="false"/>
    </style:style>
    <style:style style:name="P9" style:family="paragraph" style:parent-style-name="Standard">
      <style:paragraph-properties fo:margin-top="0.0138in" fo:margin-bottom="0.0138in" style:contextual-spacing="false"/>
    </style:style>
    <style:style style:name="P10" style:family="paragraph" style:parent-style-name="Standard">
      <style:paragraph-properties fo:margin-top="0.0138in" fo:margin-bottom="0.0138in" style:contextual-spacing="false"/>
      <style:text-properties fo:color="#6b7b8d" loext:opacity="100%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margin-top="0.0693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Heading_20_1">
      <style:text-properties fo:color="#d41b2c" loext:opacity="100%" style:font-name="Arial1" fo:font-size="13pt" fo:font-weight="bold" officeooo:paragraph-rsid="000d162e" style:font-name-asian="Trebuchet MS" style:font-size-asian="13pt" style:font-weight-asian="bold" style:font-name-complex="Trebuchet MS" style:font-size-complex="13pt" style:font-weight-complex="bold"/>
    </style:style>
    <style:style style:name="P13" style:family="paragraph" style:parent-style-name="Standard">
      <style:paragraph-properties fo:margin-top="0in" fo:margin-bottom="0.0835in" style:contextual-spacing="false" fo:line-height="115%" fo:text-align="left" style:justify-single-word="false"/>
      <style:text-properties style:font-name="Arial1" fo:font-size="10pt" officeooo:paragraph-rsid="000d162e" style:font-size-asian="10pt" style:font-size-complex="10pt"/>
    </style:style>
    <style:style style:name="P14" style:family="paragraph" style:parent-style-name="Heading_20_2">
      <style:text-properties fo:color="#131316" loext:opacity="100%" style:font-name="Arial1" fo:font-size="12pt" fo:font-weight="bold" officeooo:paragraph-rsid="000d162e" style:font-name-asian="Trebuchet MS" style:font-size-asian="12pt" style:font-weight-asian="bold" style:font-name-complex="Trebuchet MS" style:font-size-complex="12pt" style:font-weight-complex="bold"/>
    </style:style>
    <style:style style:name="P15" style:family="paragraph" style:parent-style-name="Standard">
      <style:paragraph-properties fo:margin-left="0.25in" fo:margin-top="0in" fo:margin-bottom="0.0693in" style:contextual-spacing="false" fo:line-height="115%"/>
      <style:text-properties style:font-name="Arial1" fo:font-size="10pt" officeooo:paragraph-rsid="000d162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3" style:family="text">
      <style:text-properties fo:color="#d41b2c" loext:opacity="100%"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4" style:family="text">
      <style:text-properties fo:font-weight="bold" style:font-family-asian="Calibri" style:font-family-generic-asian="system" style:font-pitch-asian="variable" style:font-weight-asian="bold" style:font-family-complex="Calibri" style:font-family-generic-complex="system" style:font-pitch-complex="variable" style:font-weight-complex="bold"/>
    </style:style>
    <style:style style:name="T5" style:family="text">
      <style:text-properties fo:font-weight="bold" officeooo:rsid="000d162e" style:font-family-asian="Calibri" style:font-family-generic-asian="system" style:font-pitch-asian="variable" style:font-weight-asian="bold" style:font-family-complex="Calibri" style:font-family-generic-complex="system" style:font-pitch-complex="variable" style:font-weight-complex="bold"/>
    </style:style>
    <style:style style:name="T6" style:family="text">
      <style:text-properties style:font-family-asian="Calibri" style:font-family-generic-asian="system" style:font-pitch-asian="variable" style:font-family-complex="Calibri" style:font-family-generic-complex="system" style:font-pitch-complex="variable"/>
    </style:style>
    <style:style style:name="T7" style:family="text">
      <style:text-properties style:font-family-asian="'Segoe UI Symbol'" style:font-family-generic-asian="system" style:font-pitch-asian="variable" style:font-family-complex="'Segoe UI Symbol'" style:font-family-generic-complex="system" style:font-pitch-complex="variab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for Data Analysis &amp; Automation</text:p>
      <text:p text:style-name="P2">Python Quick Reference</text:p>
      <text:p text:style-name="P3">Abdullah Al Bashit, PhD <text:s/>| <text:s/>Dept. of Bioengineering, Northeastern University <text:s/>| <text:s/>March 27, 2026</text:p>
      <text:p text:style-name="P4">A cheat sheet of the Python concepts used in this workshop.</text:p>
      <text:h text:style-name="Heading_20_2" text:outline-level="2">Variables</text:h>
      <text:p text:style-name="P5">A variable stores a value. No need to declare types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name = "Condition 2" <text:s text:c="4"/># string (text)</text:p>
            <text:p text:style-name="P6">ct <text:s text:c="2"/>= 22.04 <text:s text:c="13"/># float <text:s/>(decimal number)</text:p>
            <text:p text:style-name="P6">n <text:s text:c="3"/>= 48 <text:s text:c="17"/># int <text:s text:c="3"/>(whole number)</text:p>
            <text:p text:style-name="P6">ok <text:s text:c="2"/>= True <text:s text:c="15"/># bool <text:s text:c="2"/>(True or False)</text:p>
          </table:table-cell>
        </table:table-row>
      </table:table>
      <text:p text:style-name="P7"/>
      <text:h text:style-name="Heading_20_2" text:outline-level="2">Lists</text:h>
      <text:p text:style-name="P8"><text:span text:style-name="T1">A list holds multiple values in order. Use square brackets </text:span><text:span text:style-name="T2">[ ]</text:span><text:span text:style-name="T1">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cts = [22.04, 22.07, 7.78, 7.97]</text:p>
            <text:p text:style-name="P9"/>
            <text:p text:style-name="P6">len(cts) <text:s text:c="7"/># 4 <text:s text:c="8"/>(how many items)</text:p>
            <text:p text:style-name="P6">cts[0] <text:s text:c="9"/># 22.04 <text:s text:c="4"/>(first item — index starts at 0)</text:p>
            <text:p text:style-name="P6">cts[-1] <text:s text:c="8"/># 7.97 <text:s text:c="5"/>(last item)</text:p>
            <text:p text:style-name="P6">cts[1:3] <text:s text:c="7"/># [22.07, 7.78] <text:s/>(slice: index 1 up to 3)</text:p>
          </table:table-cell>
        </table:table-row>
      </table:table>
      <text:p text:style-name="P7"/>
      <text:h text:style-name="Heading_20_2" text:outline-level="2">List Comprehension</text:h>
      <text:p text:style-name="P5">Build a new list by transforming or filtering another list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cts = [22.04, 22.07, 7.78, 7.97]</text:p>
            <text:p text:style-name="P9"/>
            <text:p text:style-name="P10"># Double each value</text:p>
            <text:p text:style-name="P6">doubled = [x * 2 for x in cts]</text:p>
            <text:p text:style-name="P10"># [44.08, 44.14, 15.56, 15.94]</text:p>
            <text:p text:style-name="P9"/>
            <text:p text:style-name="P10"># Keep only values above 10</text:p>
            <text:p text:style-name="P6">high = [x for x in cts if x &gt; 10]</text:p>
            <text:p text:style-name="P10"># [22.04, 22.07]</text:p>
            <text:p text:style-name="P9"/>
            <text:p text:style-name="P10"># Pattern: <text:s/>[expression <text:s/>for item in list <text:s/>if condition]</text:p>
          </table:table-cell>
        </table:table-row>
      </table:table>
      <text:p text:style-name="P7"/>
      <text:h text:style-name="Heading_20_2" text:outline-level="2">Dictionaries</text:h>
      <text:p text:style-name="P8"><text:span text:style-name="T1">Key-value pairs. Use curly braces </text:span><text:span text:style-name="T2">{ }</text:span><text:span text:style-name="T1">. Great for labeled data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sample = {"name": "Cond 2 R1", "gene": "Target", "ct": 22.04}</text:p>
            <text:p text:style-name="P9"/>
            <text:p text:style-name="P6">sample["ct"] <text:s text:c="6"/># 22.04 <text:s text:c="2"/>(access by key)</text:p>
            <text:p text:style-name="P6">sample["name"] <text:s text:c="4"/># "Cond 2 R1"</text:p>
          </table:table-cell>
        </table:table-row>
      </table:table>
      <text:p text:style-name="P7"><text:soft-page-break/></text:p>
      <text:h text:style-name="Heading_20_2" text:outline-level="2">DataFrames (pandas)</text:h>
      <text:p text:style-name="P5">A DataFrame is a table — like an Excel spreadsheet in Python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import pandas as pd</text:p>
            <text:p text:style-name="P9"/>
            <text:p text:style-name="P6">df = pd.DataFrame({</text:p>
            <text:p text:style-name="P6"><text:s text:c="4"/>"Sample": ["Cond2 R1", "Cond2 R1"],</text:p>
            <text:p text:style-name="P6"><text:s text:c="4"/>"Gene": <text:s text:c="2"/>["Target", <text:s text:c="2"/>"HK"],</text:p>
            <text:p text:style-name="P6"><text:s text:c="4"/>"CT": <text:s text:c="4"/>[22.04, <text:s text:c="6"/>7.78]</text:p>
            <text:p text:style-name="P6">})</text:p>
          </table:table-cell>
        </table:table-row>
      </table:table>
      <text:p text:style-name="P11">Common operation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df.head() <text:s text:c="13"/># show first 5 rows</text:p>
            <text:p text:style-name="P6">df.shape <text:s text:c="14"/># (rows, columns) <text:s/>e.g. (48, 13)</text:p>
            <text:p text:style-name="P6">df.columns.tolist() <text:s text:c="3"/># list of column names</text:p>
            <text:p text:style-name="P6">df["CT"] <text:s text:c="13"/># get one column</text:p>
            <text:p text:style-name="P6">df["CT"].mean() <text:s text:c="6"/># average of a column</text:p>
          </table:table-cell>
        </table:table-row>
      </table:table>
      <text:p text:style-name="P7"/>
      <text:h text:style-name="Heading_20_2" text:outline-level="2">Filtering DataFrames ⭐</text:h>
      <text:p text:style-name="P5">The most important operation! Put a condition inside bracket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# Exact match</text:p>
            <text:p text:style-name="P6">targets = df[df["Gene"] == "Target Gene"]</text:p>
            <text:p text:style-name="P9"/>
            <text:p text:style-name="P10"># Comparison</text:p>
            <text:p text:style-name="P6">high_ct = df[df["CT"] &gt; 20]</text:p>
            <text:p text:style-name="P9"/>
            <text:p text:style-name="P10"># Partial string match</text:p>
            <text:p text:style-name="P6">cond2 = df[df["Sample"].str.contains("Condition 2")]</text:p>
            <text:p text:style-name="P9"/>
            <text:p text:style-name="P10"># Chain: filter → column → compute</text:p>
            <text:p text:style-name="P6">ctrl_mean = df[df["group"]=="Control"]["dCT"].mean()</text:p>
            <text:p text:style-name="P10"># <text:s text:c="9"/>^^^^^^^^^^^^^^^^^^^^^^^^ <text:s/>^^^^^ <text:s/>^^^^^^</text:p>
            <text:p text:style-name="P10"># <text:s text:c="9"/>filter rows <text:s text:c="14"/>column <text:s/>math</text:p>
          </table:table-cell>
        </table:table-row>
      </table:table>
      <text:p text:style-name="P7"/>
      <text:h text:style-name="Heading_20_2" text:outline-level="2">Selecting Rows by Position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df.iloc[0] <text:s text:c="8"/># first row</text:p>
            <text:p text:style-name="P6">df.iloc[0:3] <text:s text:c="6"/># rows 0, 1, 2</text:p>
            <text:p text:style-name="P6">df.iloc[-1] <text:s text:c="7"/># last row</text:p>
          </table:table-cell>
        </table:table-row>
      </table:table>
      <text:p text:style-name="P7"/>
      <text:h text:style-name="Heading_20_2" text:outline-level="2">f-strings (formatted printing)</text:h>
      <text:p text:style-name="P8"><text:span text:style-name="T1">Put </text:span><text:span text:style-name="T3">f</text:span><text:span text:style-name="T1"> before a string to embed variables inside </text:span><text:span text:style-name="T2">{ }</text:span><text:span text:style-name="T1">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name = "Condition 2"</text:p>
            <text:p text:style-name="P6">p = 0.0008</text:p>
            <text:p text:style-name="P9"><text:soft-page-break/></text:p>
            <text:p text:style-name="P6">print(f"Group: {name}, p-value: {p:.4f}")</text:p>
            <text:p text:style-name="P10"># Output: Group: Condition 2, p-value: 0.0008</text:p>
            <text:p text:style-name="P9"/>
            <text:p text:style-name="P10"># :.2f = 2 decimal places, <text:s/>:.4f = 4 decimal places</text:p>
          </table:table-cell>
        </table:table-row>
      </table:table>
      <text:p text:style-name="P7"/>
      <text:h text:style-name="Heading_20_2" text:outline-level="2">Groupby + Aggregate</text:h>
      <text:p text:style-name="P5">Group rows by a column, then compute stats within each group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# Average CT per Sample per Gene</text:p>
            <text:p text:style-name="P6">avg = df.groupby(["Sample", "Gene"])["CT"].mean()</text:p>
            <text:p text:style-name="P9"/>
            <text:p text:style-name="P10"># Summary stats per group</text:p>
            <text:p text:style-name="P6">summary = df.groupby("group")["fold"].agg(["mean", "std"])</text:p>
          </table:table-cell>
        </table:table-row>
      </table:table>
      <text:p text:style-name="P7"/>
      <text:h text:style-name="Heading_20_2" text:outline-level="2">Merge (combining tables)</text:h>
      <text:p text:style-name="P5">Combine two tables by matching a shared column (like VLOOKUP in Excel)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"># target has: Sample, ct_target</text:p>
            <text:p text:style-name="P10"># hk has: <text:s text:c="4"/>Sample, ct_hk</text:p>
            <text:p text:style-name="P10"># Merge lines them up where Sample matches:</text:p>
            <text:p text:style-name="P6">combined = target.merge(hk, on="Sample")</text:p>
          </table:table-cell>
        </table:table-row>
      </table:table>
      <text:p text:style-name="Standard"/>
      <text:p text:style-name="Standard"/>
      <text:h text:style-name="P12" text:outline-level="1">Recommended Review Resources</text:h>
      <text:p text:style-name="P13"><text:span text:style-name="T4">Spending </text:span><text:span text:style-name="T5">about 1-2</text:span><text:span text:style-name="T4"> </text:span><text:span text:style-name="T5">hours</text:span><text:span text:style-name="T6"> on these will be sufficient preparation.</text:span></text:p>
      <text:h text:style-name="P14" text:outline-level="2">Python Basics (pick one)</text:h>
      <text:p text:style-name="P15"><text:span text:style-name="T7">☐ <text:s/></text:span><text:span text:style-name="T4">Google’s Python Class: </text:span><text:span text:style-name="T6">developers.google.com/edu/python — concise, practical</text:span></text:p>
      <text:p text:style-name="P15"><text:span text:style-name="T7">☐ <text:s/></text:span><text:span text:style-name="T4">Python.org Tutorial (Sections 1–5): </text:span><text:span text:style-name="T6">docs.python.org/3/tutorial — official</text:span></text:p>
      <text:p text:style-name="P15"><text:span text:style-name="T7">☐ <text:s/></text:span><text:span text:style-name="T4">TutorialsPoint — Python: </text:span><text:span text:style-name="T6">tutorialspoint.com/python/index.htm — structured, beginner-friendly</text:span></text:p>
      <text:h text:style-name="P14" text:outline-level="2">NumPy &amp; Pandas (optional)</text:h>
      <text:p text:style-name="P15"><text:span text:style-name="T7">☐ <text:s/></text:span><text:span text:style-name="T4">NumPy Quickstart: </text:span><text:span text:style-name="T6">numpy.org/doc/stable/user/quickstart.html</text:span></text:p>
      <text:p text:style-name="P15"><text:span text:style-name="T7">☐ <text:s/></text:span><text:span text:style-name="T4">TutorialsPoint — NumPy: </text:span><text:span text:style-name="T6">tutorialspoint.com/numpy/index.htm</text:span></text:p>
      <text:p text:style-name="P15"><text:span text:style-name="T7">☐ <text:s/></text:span><text:span text:style-name="T4">Pandas in 10 Minutes: </text:span><text:span text:style-name="T6">pandas.pydata.org/docs/user_guide/10min.html</text:span></text:p>
      <text:p text:style-name="P15"><text:span text:style-name="T7">☐ <text:s/></text:span><text:span text:style-name="T4">TutorialsPoint — Pandas: </text:span><text:span text:style-name="T6">tutorialspoint.com/python_pandas/index.ht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1665in" fo:margin-bottom="0.0835in" style:contextual-spacing="false"/>
      <style:text-properties fo:color="#1a1b26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665in" fo:margin-bottom="0.0693in" style:contextual-spacing="false"/>
      <style:text-properties fo:color="#d41b2c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139in" fo:margin-bottom="0.0555in" style:contextual-spacing="false"/>
      <style:text-properties fo:color="#0c335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3-03T00:07:42.939000000</meta:creation-date>
    <dc:date>2026-03-04T12:59:22.162172000</dc:date>
    <meta:generator>LibreOffice/26.2.1.2$MacOSX_AARCH64 LibreOffice_project/8399f6259d8c87f40e7255cdb3c9b958f5e08948</meta:generator>
    <meta:editing-duration>PT3M39S</meta:editing-duration>
    <meta:document-statistic meta:table-count="11" meta:image-count="0" meta:object-count="0" meta:page-count="3" meta:paragraph-count="92" meta:word-count="532" meta:character-count="3700" meta:non-whitespace-character-count="2979"/>
  </office:meta>
</office:document-meta>
</file>